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4">
      <loext:graphic-properties draw:fill="none" draw:fill-color="#ffffff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left="0.318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left="0.318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2.54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left="2.54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9">
      <loext:graphic-properties draw:fill="none" draw:fill-color="#ffffff"/>
      <style:paragraph-properties fo:margin-left="0.318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1">
      <loext:graphic-properties draw:fill="none" draw:fill-color="#ffffff"/>
      <style:paragraph-properties fo:margin-left="2.54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0.318cm" fo:margin-right="0cm" fo:text-indent="0cm" style:auto-text-indent="false"/>
    </style:style>
    <style:style style:name="P26" style:family="paragraph" style:parent-style-name="Text_20_body">
      <style:paragraph-properties fo:margin-left="2.54cm" fo:margin-right="0cm" fo:text-indent="0cm" style:auto-text-indent="false"/>
    </style:style>
    <style:style style:name="P27" style:family="paragraph" style:parent-style-name="Text_20_body">
      <style:paragraph-properties fo:margin-left="1.27cm" fo:margin-right="0cm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df6352f4-7fff-80b9-fd13-c7017237e744"/></text:p>
      <text:p text:style-name="P1"><text:span text:style-name="T2">Portada</text:span><text:span text:style-name="T1">: debe aparecer el nombre del proyecto, el nombre del alumno, el ciclo, el curso y periodo (octubre/marzo, marzo/Junio), la denominación oficial del centro, el logo y el nombre del tutor individual.</text:span></text:p>
      <text:p text:style-name="Text_20_body"/>
      <text:p text:style-name="P2"><text:span text:style-name="T2">Agradecimientos</text:span><text:span text:style-name="T1">: Opcional</text:span></text:p>
      <text:p text:style-name="Text_20_body"/>
      <text:p text:style-name="P2"><text:span text:style-name="T2">Resumen</text:span><text:span text:style-name="T1">: El resumen debe de contar al menos un mínimo de 50 palabras y debe reflejar el contenido del trabajo de manera precisa y descriptiva. Es obligatorio que el resumen esté en dos idiomas como mínimo, aunque es altamente recomendable que esté en tres: español, valenciano e inglés.</text:span></text:p>
      <text:p text:style-name="Text_20_body"/>
      <text:p text:style-name="P3">Índice </text:p>
      <text:p text:style-name="Text_20_body"/>
      <text:list text:style-name="L1">
        <text:list-item>
          <text:p text:style-name="P6">Introducción.</text:p>
        </text:list-item>
      </text:list>
      <text:p text:style-name="Text_20_body"/>
      <text:list text:style-name="L2">
        <text:list-item>
          <text:p text:style-name="P7">Estado del arte.</text:p>
        </text:list-item>
      </text:list>
      <text:p text:style-name="Text_20_body"/>
      <text:list text:style-name="L3">
        <text:list-item>
          <text:p text:style-name="P8">Estudio de viabilidad. Método DAFO.</text:p>
          <text:list>
            <text:list-item>
              <text:p text:style-name="P8">Estudio de mercado.</text:p>
              <text:list>
                <text:list-item>
                  <text:p text:style-name="P9">Viabilidad técnica/económica del proyecto</text:p>
                  <text:list>
                    <text:list-item>
                      <text:p text:style-name="P9">Recursos HW</text:p>
                    </text:list-item>
                    <text:list-item>
                      <text:p text:style-name="P8">Recursos SW</text:p>
                    </text:list-item>
                    <text:list-item>
                      <text:p text:style-name="P8">Recursos humanos</text:p>
                    </text:list-item>
                  </text:list>
                </text:list-item>
                <text:list-item>
                  <text:p text:style-name="P9">Viabilidad temporal</text:p>
                </text:list-item>
              </text:list>
            </text:list-item>
            <text:list-item>
              <text:p text:style-name="P9">Planificación temporal o agenda de trabajo.</text:p>
            </text:list-item>
          </text:list>
        </text:list-item>
      </text:list>
      <text:p text:style-name="Text_20_body"/>
      <text:list text:style-name="L4">
        <text:list-item>
          <text:p text:style-name="P10">Análisis de requisitos</text:p>
          <text:list>
            <text:list-item>
              <text:p text:style-name="P10">Descripción de requisitos. </text:p>
              <text:list>
                <text:list-item>
                  <text:p text:style-name="P11">Texto explicativo </text:p>
                </text:list-item>
                <text:list-item>
                  <text:p text:style-name="P11">Diagramas de caso de uso de los más relevantes. Realizando un caso de uso general y si es necesario otros diagramas más específicos.</text:p>
                </text:list-item>
              </text:list>
            </text:list-item>
          </text:list>
        </text:list-item>
      </text:list>
      <text:p text:style-name="P25"/>
      <text:list text:style-name="L5">
        <text:list-item>
          <text:p text:style-name="P12">Diseño</text:p>
          <text:list>
            <text:list-item>
              <text:p text:style-name="P12">Diseño Conceptual Entidad Relación</text:p>
            </text:list-item>
            <text:list-item>
              <text:p text:style-name="P12">Diseño Lógico Relacional o Paso a tablas.</text:p>
            </text:list-item>
            <text:list-item>
              <text:p text:style-name="P12">Diseño Físico o Diagrama Mysql</text:p>
            </text:list-item>
          </text:list>
        </text:list-item>
      </text:list>
      <text:p text:style-name="P13">Descripción de las tablas y campos.</text:p>
      <text:list text:style-name="L6">
        <text:list-item>
          <text:p text:style-name="P14">Orientación a objetos:</text:p>
        </text:list-item>
      </text:list>
      <text:list text:style-name="L7">
        <text:list-item>
          <text:p text:style-name="P15"><text:soft-page-break/>Diagramas de clases. Descripción de clases y atributos.</text:p>
        </text:list-item>
        <text:list-item>
          <text:p text:style-name="P15">Diagrama de secuencias. De lo más relevante.</text:p>
        </text:list-item>
        <text:list-item>
          <text:p text:style-name="P15">Diagrama de actividad. De lo más relevante.</text:p>
        </text:list-item>
      </text:list>
      <text:list text:style-name="L8">
        <text:list-item>
          <text:p text:style-name="P16">Mapa Web. Gráfico que muestra los enlaces entre páginas.</text:p>
        </text:list-item>
        <text:list-item>
          <text:p text:style-name="P16">Mockups</text:p>
        </text:list-item>
      </text:list>
      <text:p text:style-name="P27"/>
      <text:list text:style-name="L9">
        <text:list-item>
          <text:p text:style-name="P17">Codificación.</text:p>
          <text:list>
            <text:list-item>
              <text:p text:style-name="P17">Tecnologías elegidas y su justificación (lenguajes, frameworks, librerías, etc.)</text:p>
            </text:list-item>
            <text:list-item>
              <text:p text:style-name="P17">Entorno servidor.</text:p>
              <text:list>
                <text:list-item>
                  <text:p text:style-name="P18">Descripción general.</text:p>
                </text:list-item>
                <text:list-item>
                  <text:p text:style-name="P18">Seguridad. Evitar inyección en bases de datos.</text:p>
                </text:list-item>
                <text:list-item>
                  <text:p text:style-name="P18">Evitar o capturar errores y warnings.</text:p>
                </text:list-item>
              </text:list>
            </text:list-item>
            <text:list-item>
              <text:p text:style-name="P18">Entorno cliente.</text:p>
              <text:list>
                <text:list-item>
                  <text:p text:style-name="P18">Descripción general.</text:p>
                </text:list-item>
                <text:list-item>
                  <text:p text:style-name="P18">Asegurar la funcionalidad en los navegadores más usados (Firefox, Internet Explorer, Safari).</text:p>
                </text:list-item>
              </text:list>
            </text:list-item>
            <text:list-item>
              <text:p text:style-name="P18">Documentación interna de código (puede ir en un anexo).</text:p>
              <text:list>
                <text:list-item>
                  <text:p text:style-name="P18">Descripción de cada fichero. Autor, función y fecha de creación.</text:p>
                </text:list-item>
                <text:list-item>
                  <text:p text:style-name="P18">Descripción de cada función. Autor, función y fecha de creación.</text:p>
                </text:list-item>
              </text:list>
            </text:list-item>
            <text:list-item>
              <text:p text:style-name="P18">Documentación externa (puede ir en un anexo).</text:p>
              <text:list>
                <text:list-item>
                  <text:p text:style-name="P18">Manual del usuario. ¿Accesible desde la web?</text:p>
                </text:list-item>
              </text:list>
            </text:list-item>
          </text:list>
        </text:list-item>
      </text:list>
      <text:p text:style-name="P25"/>
      <text:list text:style-name="L10">
        <text:list-item>
          <text:p text:style-name="P19">Despliegue</text:p>
          <text:list>
            <text:list-item>
              <text:p text:style-name="P19">Diagramas de despliegue</text:p>
            </text:list-item>
            <text:list-item>
              <text:p text:style-name="P19">Descripción de la instalación o despliegue</text:p>
            </text:list-item>
          </text:list>
        </text:list-item>
      </text:list>
      <text:list text:style-name="L11">
        <text:list-item>
          <text:p text:style-name="P20">Fichero de configuración:</text:p>
          <text:list>
            <text:list-item>
              <text:p text:style-name="P20">En php: config.cfg</text:p>
            </text:list-item>
            <text:list-item>
              <text:p text:style-name="P20">En JAVAEE: web.xml, context.xml.</text:p>
            </text:list-item>
            <text:list-item>
              <text:p text:style-name="P20">etc.</text:p>
            </text:list-item>
          </text:list>
        </text:list-item>
        <text:list-item>
          <text:p text:style-name="P20">Descripción del servidor hosting utilizado (gratuito o propio). </text:p>
        </text:list-item>
      </text:list>
      <text:p text:style-name="P26"/>
      <text:p text:style-name="P21">NOTA: es recomendable que, en caso de que el alumno quiera que se acceda, para poder hacer pruebas que indique claramente la url si es en servidor público y el usuario/contraseña de cada uno para poder probar el proyecto web.</text:p>
      <text:p text:style-name="Text_20_body"/>
      <text:list text:style-name="L12">
        <text:list-item>
          <text:p text:style-name="P22">Herramientas de apoyo </text:p>
          <text:list>
            <text:list-item>
              <text:p text:style-name="P22">Control de versiones.</text:p>
            </text:list-item>
            <text:list-item>
              <text:p text:style-name="P22">Sistemas de integración contínua.</text:p>
            </text:list-item>
            <text:list-item>
              <text:p text:style-name="P22">Gestión de pruebas</text:p>
            </text:list-item>
          </text:list>
        </text:list-item>
      </text:list>
      <text:p text:style-name="Text_20_body"/>
      <text:list text:style-name="L13">
        <text:list-item>
          <text:p text:style-name="P23">Conclusiones.</text:p>
        </text:list-item>
      </text:list>
      <text:list text:style-name="L14">
        <text:list-item>
          <text:p text:style-name="P4">Conclusiones sobre el trabajo realizado</text:p>
        </text:list-item>
        <text:list-item>
          <text:p text:style-name="P4"><text:soft-page-break/>Conclusiones personales</text:p>
        </text:list-item>
        <text:list-item>
          <text:p text:style-name="P4">Posibles ampliaciones y mejoras</text:p>
        </text:list-item>
      </text:list>
      <text:p text:style-name="P27"/>
      <text:list text:style-name="L15">
        <text:list-item>
          <text:p text:style-name="P24">Bibliografía (comentada)</text:p>
          <text:list>
            <text:list-item>
              <text:p text:style-name="P5">Libros, artículos y apuntes</text:p>
            </text:list-item>
            <text:list-item>
              <text:p text:style-name="P5">Direcciones web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7:58:52.961581427</meta:creation-date>
    <dc:date>2023-03-06T17:59:15.042153841</dc:date>
    <meta:editing-duration>PT22S</meta:editing-duration>
    <meta:editing-cycles>1</meta:editing-cycles>
    <meta:document-statistic meta:table-count="0" meta:image-count="0" meta:object-count="0" meta:page-count="3" meta:paragraph-count="63" meta:word-count="447" meta:character-count="2757" meta:non-whitespace-character-count="2425"/>
    <meta:generator>LibreOffice/7.4.1.2$Linux_X86_64 LibreOffice_project/3c58a8f3a960df8bc8fd77b461821e42c061c5f0</meta:generator>
  </office:meta>
</office:document-meta>
</file>